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9000000F4E3CFA657626D7A59.png" manifest:media-type="image/png"/>
  <manifest:file-entry manifest:full-path="Pictures/10000001000000D1000000F39A98A9932DA283A5.png" manifest:media-type="image/png"/>
  <manifest:file-entry manifest:full-path="Pictures/10000001000000D1000000F3BC5EAB1C3AC45165.png" manifest:media-type="image/png"/>
  <manifest:file-entry manifest:full-path="Pictures/10000001000000D9000000F49E583FC0E141FE2A.png" manifest:media-type="image/png"/>
  <manifest:file-entry manifest:full-path="Pictures/10000001000000D1000000F3F156CD53AE992E48.png" manifest:media-type="image/png"/>
  <manifest:file-entry manifest:full-path="Pictures/10000001000000D1000000F3F4C900C01CE075F0.png" manifest:media-type="image/png"/>
  <manifest:file-entry manifest:full-path="Pictures/10000001000000D1000000F3741C31B2BB87465B.png" manifest:media-type="image/png"/>
  <manifest:file-entry manifest:full-path="Pictures/10000001000000D1000000F312BCEF903436547D.png" manifest:media-type="image/png"/>
  <manifest:file-entry manifest:full-path="Pictures/10000001000000D1000000F32C854BEE211CBC79.png" manifest:media-type="image/png"/>
  <manifest:file-entry manifest:full-path="Pictures/10000001000000D1000000F325695D26F71B96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cfb" officeooo:paragraph-rsid="0005dcfb"/>
    </style:style>
    <style:style style:name="P2" style:family="paragraph" style:parent-style-name="Standard">
      <style:paragraph-properties fo:break-before="page"/>
      <style:text-properties officeooo:rsid="0005dcfb" officeooo:paragraph-rsid="0005dcf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eza 1</text:p>
      <text:p text:style-name="P1"><draw:frame draw:style-name="fr2" draw:name="Imagen1" text:anchor-type="char" svg:x="5.734cm" svg:y="0.282cm" svg:width="5.53cm" svg:height="6.429cm" draw:z-index="0"><draw:image xlink:href="Pictures/10000001000000D1000000F325695D26F71B96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2</text:p>
      <text:p text:style-name="P1"><draw:frame draw:style-name="fr2" draw:name="Imagen2" text:anchor-type="char" svg:x="5.553cm" svg:y="0.379cm" svg:width="5.53cm" svg:height="6.429cm" draw:z-index="1"><draw:image xlink:href="Pictures/10000001000000D1000000F312BCEF903436547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3</text:p>
      <text:p text:style-name="P1"><draw:frame draw:style-name="fr2" draw:name="Imagen3" text:anchor-type="char" svg:x="5.736cm" svg:y="0.423cm" svg:width="5.53cm" svg:height="6.429cm" draw:z-index="2"><draw:image xlink:href="Pictures/10000001000000D1000000F3741C31B2BB8746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Pieza 4</text:p>
      <text:p text:style-name="P1"><draw:frame draw:style-name="fr2" draw:name="Imagen4" text:anchor-type="char" svg:x="5.736cm" svg:y="0.485cm" svg:width="5.53cm" svg:height="6.429cm" draw:z-index="3"><draw:image xlink:href="Pictures/10000001000000D1000000F3F156CD53AE992E4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5</text:p>
      <text:p text:style-name="P1"><draw:frame draw:style-name="fr2" draw:name="Imagen5" text:anchor-type="char" svg:x="5.736cm" svg:y="0.363cm" svg:width="5.53cm" svg:height="6.429cm" draw:z-index="4"><draw:image xlink:href="Pictures/10000001000000D1000000F32C854BEE211CBC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6</text:p>
      <text:p text:style-name="P1"><draw:frame draw:style-name="fr2" draw:name="Imagen6" text:anchor-type="char" svg:x="5.736cm" svg:y="0.182cm" svg:width="5.53cm" svg:height="6.429cm" draw:z-index="5"><draw:image xlink:href="Pictures/10000001000000D1000000F3BC5EAB1C3AC4516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ieza 7</text:p>
      <text:p text:style-name="P1"><draw:frame draw:style-name="fr2" draw:name="Imagen7" text:anchor-type="char" svg:x="5.736cm" svg:y="0.404cm" svg:width="5.53cm" svg:height="6.429cm" draw:z-index="6"><draw:image xlink:href="Pictures/10000001000000D1000000F3F4C900C01CE075F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8</text:p>
      <text:p text:style-name="P1"/>
      <text:p text:style-name="P1"><draw:frame draw:style-name="fr2" draw:name="Imagen8" text:anchor-type="char" svg:x="5.92cm" svg:y="0.097cm" svg:width="5.53cm" svg:height="6.429cm" draw:z-index="7"><draw:image xlink:href="Pictures/10000001000000D1000000F39A98A9932DA283A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ieza 9</text:p>
      <text:p text:style-name="P1"><draw:frame draw:style-name="fr2" draw:name="Imagen9" text:anchor-type="char" svg:x="5.835cm" svg:y="0.222cm" svg:width="5.741cm" svg:height="6.456cm" draw:z-index="8"><draw:image xlink:href="Pictures/10000001000000D9000000F4E3CFA657626D7A5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Pieza 10</text:p>
      <text:p text:style-name="P1"/>
      <text:p text:style-name="P1"><draw:frame draw:style-name="fr1" draw:name="Imagen10" text:anchor-type="char" svg:width="5.741cm" svg:height="6.456cm" draw:z-index="9"><draw:image xlink:href="Pictures/10000001000000D9000000F49E583FC0E141FE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8:25:32.334502747</meta:creation-date>
    <dc:date>2023-01-18T18:32:07.283540211</dc:date>
    <meta:editing-duration>PT6M35S</meta:editing-duration>
    <meta:editing-cycles>1</meta:editing-cycles>
    <meta:generator>LibreOffice/7.4.2.3$Linux_X86_64 LibreOffice_project/40$Build-3</meta:generator>
    <meta:document-statistic meta:table-count="0" meta:image-count="10" meta:object-count="0" meta:page-count="4" meta:paragraph-count="10" meta:word-count="20" meta:character-count="71" meta:non-whitespace-character-count="61"/>
  </office:meta>
</office:document-meta>
</file>